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style:vertical-align="middle" fo:wrap-option="wrap" fo:background-color="#FF6600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fo:background-color="#FF6600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 fo:background-color="#FF6600" style:shrink-to-fit="true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wrap-option="wrap" fo:background-color="#FF6600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36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10" style:family="table-cell" style:parent-style-name="Default" style:data-style-name="N36">
      <style:table-cell-properties style:vertical-align="middle" fo:wrap-option="wrap" style:repeat-content="false"/>
      <style:paragraph-properties fo:text-align="center"/>
    </style:style>
    <style:style style:name="ce11" style:family="table-cell" style:parent-style-name="Default" style:data-style-name="N36">
      <style:table-cell-properties fo:border-top="none" fo:border-bottom="thick solid #000000" fo:border-left="none" fo:border-right="none"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thick solid #000000" fo:border-left="none" fo:border-right="none" style:vertical-align="middle" fo:wrap-option="wrap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thick solid #000000" fo:border-left="none" fo:border-right="none" style:vertical-align="middle" fo:wrap-option="wrap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-top="none" fo:border-bottom="thick solid #000000" fo:border-left="none" fo:border-right="none" style:vertical-align="middle" style:repeat-content="false"/>
      <style:paragraph-properties fo:text-align="center"/>
    </style:style>
    <style:style style:name="ce15" style:family="table-cell" style:parent-style-name="Default" style:data-style-name="N36">
      <style:table-cell-properties style:vertical-align="middle" fo:wrap-option="wrap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7" style:family="table-cell" style:parent-style-name="Default" style:data-style-name="N36">
      <style:table-cell-properties fo:border-top="none" fo:border-bottom="thick solid #000000" fo:border-left="none" fo:border-right="none" style:vertical-align="middle" fo:wrap-option="wrap" style:repeat-content="false"/>
      <style:paragraph-properties fo:text-align="center"/>
    </style:style>
    <style:style style:name="ce18" style:family="table-cell" style:parent-style-name="Default" style:data-style-name="N37">
      <style:table-cell-properties style:vertical-align="middle" fo:wrap-option="wrap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style:vertical-align="middle"/>
    </style:style>
    <style:style style:name="ce21" style:family="table-cell" style:parent-style-name="Default" style:data-style-name="N38">
      <style:table-cell-properties style:vertical-align="middle" fo:wrap-option="wrap" style:repeat-content="false"/>
      <style:paragraph-properties fo:text-align="center"/>
    </style:style>
    <style:style style:name="ce22" style:family="table-cell" style:parent-style-name="Default" style:data-style-name="N38">
      <style:table-cell-properties fo:border-top="none" fo:border-bottom="thick solid #000000" fo:border-left="none" fo:border-right="none" style:vertical-align="middle" fo:wrap-option="wrap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none" fo:border-bottom="thick solid #000000" fo:border-left="none" fo:border-right="none"/>
    </style:style>
    <style:style style:name="ce24" style:family="table-cell" style:parent-style-name="Default" style:data-style-name="N19">
      <style:table-cell-properties style:vertical-align="middle" fo:wrap-option="wrap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none" fo:border-bottom="thick solid #000000" fo:border-left="none" fo:border-right="none" style:vertical-align="middle" fo:wrap-option="wrap" style:repeat-content="false"/>
      <style:paragraph-properties fo:text-align="center"/>
    </style:style>
    <style:style style:name="ce26" style:family="table-cell" style:parent-style-name="Default" style:data-style-name="N19">
      <style:table-cell-properties fo:border-top="none" fo:border-bottom="thick solid #000000" fo:border-left="none" fo:border-right="none" style:vertical-align="middle" fo:wrap-option="wrap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none" fo:border-bottom="thick solid #000000" fo:border-left="none" fo:border-right="none" style:vertical-align="middle" fo:wrap-option="wrap" style:repeat-content="false"/>
      <style:paragraph-properties fo:text-align="start" fo:margin-left="0cm"/>
    </style:style>
    <style:style style:name="ce28" style:family="table-cell" style:parent-style-name="Default" style:data-style-name="N0">
      <style:table-cell-properties fo:border-top="none" fo:border-bottom="thick solid #000000" fo:border-left="none" fo:border-right="none" style:vertical-align="middle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none" fo:border-bottom="thick solid #000000" fo:border-left="none" fo:border-right="none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4.23333333333333cm"/>
    </style:style>
    <style:style style:name="co3" style:family="table-column">
      <style:table-column-properties fo:break-before="auto" style:column-width="14.049375cm"/>
    </style:style>
    <style:style style:name="co4" style:family="table-column">
      <style:table-column-properties fo:break-before="auto" style:column-width="3.67770833333333cm"/>
    </style:style>
    <style:style style:name="co5" style:family="table-column">
      <style:table-column-properties fo:break-before="auto" style:column-width="7.858125cm"/>
    </style:style>
    <style:style style:name="co6" style:family="table-column">
      <style:table-column-properties fo:break-before="auto" style:column-width="8.255cm"/>
    </style:style>
    <style:style style:name="co7" style:family="table-column">
      <style:table-column-properties fo:break-before="auto" style:column-width="7.40833333333333cm"/>
    </style:style>
    <style:style style:name="co8" style:family="table-column">
      <style:table-column-properties fo:break-before="auto" style:column-width="10.2658333333333cm"/>
    </style:style>
    <style:style style:name="co9" style:family="table-column">
      <style:table-column-properties fo:break-before="auto" style:column-width="9.2075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1.905cm"/>
    </style:style>
    <style:style style:name="ro1" style:family="table-row">
      <style:table-row-properties style:row-height="38.1pt" style:use-optimal-row-height="false" fo:break-before="auto"/>
    </style:style>
    <style:style style:name="ro2" style:family="table-row">
      <style:table-row-properties style:row-height="33.95pt" style:use-optimal-row-height="false" fo:break-before="auto"/>
    </style:style>
    <style:style style:name="ro3" style:family="table-row">
      <style:table-row-properties style:row-height="43.9pt" style:use-optimal-row-height="false" fo:break-before="auto"/>
    </style:style>
    <style:style style:name="ro4" style:family="table-row">
      <style:table-row-properties style:row-height="28.9pt" style:use-optimal-row-height="false" fo:break-before="auto"/>
    </style:style>
    <style:style style:name="ro5" style:family="table-row">
      <style:table-row-properties style:row-height="50.45pt" style:use-optimal-row-height="false" fo:break-before="auto"/>
    </style:style>
    <style:style style:name="ro6" style:family="table-row">
      <style:table-row-properties style:row-height="25.5pt" style:use-optimal-row-height="false" fo:break-before="auto"/>
    </style:style>
    <style:style style:name="ro7" style:family="table-row">
      <style:table-row-properties style:row-height="54.75pt" style:use-optimal-row-height="false" fo:break-before="auto"/>
    </style:style>
    <style:style style:name="ro8" style:family="table-row">
      <style:table-row-properties style:row-height="64.7pt" style:use-optimal-row-height="false" fo:break-before="auto"/>
    </style:style>
    <style:style style:name="ro9" style:family="table-row">
      <style:table-row-properties style:row-height="78.75pt" style:use-optimal-row-height="false" fo:break-before="auto"/>
    </style:style>
    <style:style style:name="ro10" style:family="table-row">
      <style:table-row-properties style:row-height="39.75pt" style:use-optimal-row-height="false" fo:break-before="auto"/>
    </style:style>
    <style:style style:name="ro11" style:family="table-row">
      <style:table-row-properties style:row-height="49.7pt" style:use-optimal-row-height="false" fo:break-before="auto"/>
    </style:style>
    <style:style style:name="ro12" style:family="table-row">
      <style:table-row-properties style:row-height="36.4pt" style:use-optimal-row-height="false" fo:break-before="auto"/>
    </style:style>
    <style:style style:name="ro13" style:family="table-row">
      <style:table-row-properties style:row-height="45.6pt" style:use-optimal-row-height="false" fo:break-before="auto"/>
    </style:style>
    <style:style style:name="ro14" style:family="table-row">
      <style:table-row-properties style:row-height="56.45pt" style:use-optimal-row-height="false" fo:break-before="auto"/>
    </style:style>
    <style:style style:name="ro15" style:family="table-row">
      <style:table-row-properties style:row-height="33.2pt" style:use-optimal-row-height="false" fo:break-before="auto"/>
    </style:style>
    <style:style style:name="ro16" style:family="table-row">
      <style:table-row-properties style:row-height="44.85pt" style:use-optimal-row-height="false" fo:break-before="auto"/>
    </style:style>
    <style:style style:name="ro17" style:family="table-row">
      <style:table-row-properties style:row-height="94.5pt" style:use-optimal-row-height="false" fo:break-before="auto"/>
    </style:style>
    <style:style style:name="ro18" style:family="table-row">
      <style:table-row-properties style:row-height="120.95pt" style:use-optimal-row-height="false" fo:break-before="auto"/>
    </style:style>
    <style:style style:name="ro19" style:family="table-row">
      <style:table-row-properties style:row-height="48.95pt" style:use-optimal-row-height="false" fo:break-before="auto"/>
    </style:style>
    <style:style style:name="ro20" style:family="table-row">
      <style:table-row-properties style:row-height="34.9pt" style:use-optimal-row-height="false" fo:break-before="auto"/>
    </style:style>
    <style:style style:name="ro21" style:family="table-row">
      <style:table-row-properties style:row-height="71.25pt" style:use-optimal-row-height="false" fo:break-before="auto"/>
    </style:style>
    <style:style style:name="ro22" style:family="table-row">
      <style:table-row-properties style:row-height="57.95pt" style:use-optimal-row-height="false" fo:break-before="auto"/>
    </style:style>
    <style:style style:name="ro23" style:family="table-row">
      <style:table-row-properties style:row-height="82.9pt" style:use-optimal-row-height="false" fo:break-before="auto"/>
    </style:style>
    <style:style style:name="ro24" style:family="table-row">
      <style:table-row-properties style:row-height="72.2pt" style:use-optimal-row-height="false" fo:break-before="auto"/>
    </style:style>
    <style:style style:name="ro25" style:family="table-row">
      <style:table-row-properties style:row-height="31.5pt" style:use-optimal-row-height="false" fo:break-before="auto"/>
    </style:style>
    <style:style style:name="ro26" style:family="table-row">
      <style:table-row-properties style:row-height="22.35pt" style:use-optimal-row-height="false" fo:break-before="auto"/>
    </style:style>
    <style:style style:name="ro27" style:family="table-row">
      <style:table-row-properties style:row-height="25.7pt" style:use-optimal-row-height="false" fo:break-before="auto"/>
    </style:style>
    <style:style style:name="ro28" style:family="table-row">
      <style:table-row-properties style:row-height="40.5pt" style:use-optimal-row-height="false" fo:break-before="auto"/>
    </style:style>
    <style:style style:name="ro29" style:family="table-row">
      <style:table-row-properties style:row-height="41.45pt" style:use-optimal-row-height="false" fo:break-before="auto"/>
    </style:style>
    <style:style style:name="ro30" style:family="table-row">
      <style:table-row-properties style:row-height="69.6pt" style:use-optimal-row-height="false" fo:break-before="auto"/>
    </style:style>
    <style:style style:name="ro31" style:family="table-row">
      <style:table-row-properties style:row-height="35.65pt" style:use-optimal-row-height="false" fo:break-before="auto"/>
    </style:style>
    <style:style style:name="ro32" style:family="table-row">
      <style:table-row-properties style:row-height="84.6pt" style:use-optimal-row-height="false" fo:break-before="auto"/>
    </style:style>
    <style:style style:name="ro33" style:family="table-row">
      <style:table-row-properties style:row-height="81.2pt" style:use-optimal-row-height="false" fo:break-before="auto"/>
    </style:style>
    <style:style style:name="ro34" style:family="table-row">
      <style:table-row-properties style:row-height="108.6pt" style:use-optimal-row-height="false" fo:break-before="auto"/>
    </style:style>
    <style:style style:name="ro35" style:family="table-row">
      <style:table-row-properties style:row-height="67.9pt" style:use-optimal-row-height="false" fo:break-before="auto"/>
    </style:style>
    <style:style style:name="ro36" style:family="table-row">
      <style:table-row-properties style:row-height="43.15pt" style:use-optimal-row-height="false" fo:break-before="auto"/>
    </style:style>
    <style:style style:name="ro37" style:family="table-row">
      <style:table-row-properties style:row-height="47.25pt" style:use-optimal-row-height="false" fo:break-before="auto"/>
    </style:style>
    <style:style style:name="ro38" style:family="table-row">
      <style:table-row-properties style:row-height="32.25pt" style:use-optimal-row-height="false" fo:break-before="auto"/>
    </style:style>
    <style:style style:name="ro39" style:family="table-row">
      <style:table-row-properties style:row-height="21.6pt" style:use-optimal-row-height="false" fo:break-before="auto"/>
    </style:style>
    <style:style style:name="ro40" style:family="table-row">
      <style:table-row-properties style:row-height="28.15pt" style:use-optimal-row-height="false" fo:break-before="auto"/>
    </style:style>
    <style:style style:name="ro41" style:family="table-row">
      <style:table-row-properties style:row-height="19.9pt" style:use-optimal-row-height="false" fo:break-before="auto"/>
    </style:style>
    <style:style style:name="ro42" style:family="table-row">
      <style:table-row-properties style:row-height="20.65pt" style:use-optimal-row-height="false" fo:break-before="auto"/>
    </style:style>
    <style:style style:name="ro43" style:family="table-row">
      <style:table-row-properties style:row-height="24.95pt" style:use-optimal-row-height="false" fo:break-before="auto"/>
    </style:style>
    <style:style style:name="ro44" style:family="table-row">
      <style:table-row-properties style:row-height="55.5pt" style:use-optimal-row-height="false" fo:break-before="auto"/>
    </style:style>
    <style:style style:name="ro45" style:family="table-row">
      <style:table-row-properties style:row-height="43.5pt" style:use-optimal-row-height="false" fo:break-before="auto"/>
    </style:style>
    <style:style style:name="ro46" style:family="table-row">
      <style:table-row-properties style:row-height="35.25pt" style:use-optimal-row-height="false" fo:break-before="auto"/>
    </style:style>
    <style:style style:name="ro47" style:family="table-row">
      <style:table-row-properties style:row-height="29.25pt" style:use-optimal-row-height="false" fo:break-before="auto"/>
    </style:style>
    <style:style style:name="ro48" style:family="table-row">
      <style:table-row-properties style:row-height="30pt" style:use-optimal-row-height="false" fo:break-before="auto"/>
    </style:style>
    <style:style style:name="ro49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number-columns-repeated="1014" table:default-cell-style-name="ce8"/>
        <table:table-column table:style-name="co10" table:default-cell-style-name="ce6"/>
        <table:table-column table:style-name="co11" table:number-columns-repeated="15360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Day of Week</text:p>
          </table:table-cell>
          <table:table-cell office:value-type="string" table:style-name="ce3">
            <text:p>Time</text:p>
          </table:table-cell>
          <table:table-cell office:value-type="string" table:style-name="ce3">
            <text:p>Hours Logged</text:p>
          </table:table-cell>
          <table:table-cell office:value-type="string" table:style-name="ce4">
            <text:p>Endings</text:p>
          </table:table-cell>
          <table:table-cell office:value-type="string" table:style-name="ce3">
            <text:p>Graves</text:p>
          </table:table-cell>
          <table:table-cell office:value-type="string" table:style-name="ce3">
            <text:p>Mariage</text:p>
          </table:table-cell>
          <table:table-cell office:value-type="string" table:style-name="ce3">
            <text:p>MoEML</text:p>
          </table:table-cell>
          <table:table-cell office:value-type="string" table:style-name="ce3">
            <text:p>Moses</text:p>
          </table:table-cell>
          <table:table-cell table:number-columns-repeated="1012" table:style-name="ce3"/>
          <table:table-cell table:number-columns-repeated="2" table:style-name="ce5"/>
          <table:table-cell table:style-name="ce6"/>
          <table:table-cell table:number-columns-repeated="15360"/>
        </table:table-row>
        <table:table-row table:style-name="ro2">
          <table:table-cell office:value-type="date" office:date-value="2016-05-01T00:00:00" table:style-name="ce7">
            <text:p>2016-05-01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-editing updated media.xml documen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">
          <table:table-cell office:value-type="date" office:date-value="2016-05-02T16:29:50" table:style-name="ce7">
            <text:p>2016-05-02</text:p>
          </table:table-cell>
          <table:table-cell office:value-type="string" table:style-name="ce8">
            <text:p>Mon</text:p>
          </table:table-cell>
          <table:table-cell office:value-type="string" table:style-name="ce10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copy-editing updated media.xml document.; replaced quotes from modern editions in RAMA1.xml with quotes from EEBO tex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">
          <table:table-cell office:value-type="date" office:date-value="2016-05-03T00:00:00" table:style-name="ce7">
            <text:p>2016-05-0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15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Replaced quotes from modern editions in RAMA1.xml with quotes from EEBO tex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">
          <table:table-cell office:value-type="date" office:date-value="2016-05-04T00:00:00" table:style-name="ce7">
            <text:p>2016-05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3:20 &amp; 13:50-16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Replaced quotes from modern editions in RAMA1.xml with quotes from EEBO texts; encoded dates and bibl tags in HYDE1.xml stub; changed status of HYDE1.xml stub to “assigned”; added HOUL1 to PER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5-05T00:00:00" table:style-name="ce7">
            <text:p>2016-05-0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Developed spreadsheet for recording dramatic extracts; fixed typos in BIBL1.xml and RAMA1.xml (as noticed by JJ and KT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5-06T00:00:00" table:style-name="ce7">
            <text:p>2016-05-0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5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Finished developing spreadsheet for recording dramatic extracts; met with JT and MDH re: static build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5-07T00:00:00" table:style-name="ce7">
            <text:p>2016-05-07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20:15-21:1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Began writing documentation for external contributors who are recording dramatic extrac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">
          <table:table-cell office:value-type="date" office:date-value="2016-05-09T00:00:00" table:style-name="ce7">
            <text:p>2016-05-0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4:00 &amp; 14:3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Researched “The Sign of the Three Feathers” in Bishopsgate Street for user named Alston Jones; continued writing documentation for external contributors who are recording dramatic extrac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">
          <table:table-cell office:value-type="date" office:date-value="2016-05-10T00:00:00" table:style-name="ce7">
            <text:p>2016-05-1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15-16:30</text:p>
          </table:table-cell>
          <table:table-cell office:value-type="float" office:value="7.25" table:style-name="ce8">
            <text:p>7.25</text:p>
          </table:table-cell>
          <table:table-cell table:number-columns-repeated="3" table:style-name="ce9"/>
          <table:table-cell office:value-type="string" table:style-name="ce9">
            <text:p>Continued writing documentation for external contributors who are recording dramatic extracts; filled out worklog and timesheet; met with JJ re: accounts for timesheets; met with JT, MDH, and JJ re: using @resp attribute as a way to proof persons and locations mentioned in Stow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9">
          <table:table-cell office:value-type="date" office:date-value="2016-05-11T16:28:04" table:style-name="ce7">
            <text:p>2016-05-1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6:30</text:p>
          </table:table-cell>
          <table:table-cell office:value-type="float" office:value="7.75" table:style-name="ce8">
            <text:p>7.75</text:p>
          </table:table-cell>
          <table:table-cell table:number-columns-repeated="3" table:style-name="ce9"/>
          <table:table-cell office:value-type="string" table:style-name="ce9">
            <text:p>Continued writing documentation for external contributors who are recording dramatic extracts; encoded new documentation that I finished writing; met with JT and MDH re: GLOSS1 output, new @resp attribute system, and ways of cleaning up @xml:ids; met with JB re: missing Stow work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0">
          <table:table-cell office:value-type="date" office:date-value="2016-05-14T00:00:00" table:style-name="ce7">
            <text:p>2016-05-14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25-11:25; 12:15-13:15, 15:45-19:00</text:p>
          </table:table-cell>
          <table:table-cell office:value-type="float" office:value="6.25" table:style-name="ce8">
            <text:p>6.25</text:p>
          </table:table-cell>
          <table:table-cell table:style-name="ce9"/>
          <table:table-cell office:value-type="string" table:style-name="ce9">
            <text:p>Responded to MDH and EGW email about work on Graves diary.</text:p>
          </table:table-cell>
          <table:table-cell table:style-name="ce9"/>
          <table:table-cell office:value-type="string" table:style-name="ce9">
            <text:p>Answered MoEML emails; began merging JB's unversioned copy of stow_1598.xml with the copy on SV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5-15T00:00:00" table:style-name="ce11">
            <text:p>2016-05-15</text:p>
          </table:table-cell>
          <table:table-cell office:value-type="string" table:style-name="ce12">
            <text:p>Sun</text:p>
          </table:table-cell>
          <table:table-cell office:value-type="string" table:style-name="ce12">
            <text:p>09:00-15:45</text:p>
          </table:table-cell>
          <table:table-cell office:value-type="float" office:value="6.75" table:style-name="ce12">
            <text:p>6.75</text:p>
          </table:table-cell>
          <table:table-cell table:number-columns-repeated="3" table:style-name="ce13"/>
          <table:table-cell office:value-type="string" table:style-name="ce13">
            <text:p>Finished merging JB's unversioned copy of stow_1598.xml with the copy on SVN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11">
          <table:table-cell office:value-type="date" office:date-value="2016-05-18T00:00:00" table:style-name="ce7">
            <text:p>2016-05-1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6:15-9:30, 10:30-11:00, 13:00-16:30, &amp; 22:00-22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Answered MoEML emails; read through CURT2.xml to identify places where The Curtain is referred to as polygona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2">
          <table:table-cell office:value-type="date" office:date-value="2016-05-19T00:00:00" table:style-name="ce7">
            <text:p>2016-05-1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7:15-9:15, 12:00-15:30, 16:30-17:00, 21:00-22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Re-wrote and copy-edited documentation for dramatic extracts; answered MoEML email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3">
          <table:table-cell office:value-type="date" office:date-value="2016-05-20T00:00:00" table:style-name="ce7">
            <text:p>2016-05-20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9:00, 13:00-16:15-19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writing documentation for encoding persons; researched reference to "Powlters" in WEST14; answered MoEML email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4">
          <table:table-cell office:value-type="date" office:date-value="2016-05-21T00:00:00" table:style-name="ce7">
            <text:p>2016-05-2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6:30-9:15, 10:30-12:30, 15:30-16:00, &amp; 16:30-18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Finished researching reference to "Powlters" in WEST14 and corrected broken tag; added new generic location POUL4.xml; emailed JT re: WEST14; continued writing documentation for encoding person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">
          <table:table-cell office:value-type="date" office:date-value="2016-05-22T00:00:00" table:style-name="ce7">
            <text:p>2016-05-22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7:15-9:30, 10:50-11:20, 12:00-16:00, 18:00-18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Finished writing documentation for encoding persons; began encoding documentation for encoding persons (encode_persons.xml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5-23T00:00:00" table:style-name="ce7">
            <text:p>2016-05-23</text:p>
          </table:table-cell>
          <table:table-cell office:value-type="string" table:style-name="ce8">
            <text:p>Mon</text:p>
          </table:table-cell>
          <table:table-cell table:style-name="ce8"/>
          <table:table-cell office:value-type="string" table:style-name="ce8">
            <text:p>STAT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5">
          <table:table-cell office:value-type="date" office:date-value="2016-05-24T00:00:00" table:style-name="ce7">
            <text:p>2016-05-2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0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15">
            <text:p>Finished encoding encode_persons.xml; met with CD, KT, and JT for persathon; organized Asana task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6">
          <table:table-cell office:value-type="date" office:date-value="2016-05-25T16:31:19" table:style-name="ce7">
            <text:p>2016-05-25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4:00 &amp; 14:3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Finished copy-editing leftover entries in PERS1.xml from Tuesday's persathon; added new entries to PERS1.xml that had relations with entries from the persatho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7">
          <table:table-cell office:value-type="date" office:date-value="2016-05-26T00:00:00" table:style-name="ce7">
            <text:p>2016-05-26</text:p>
          </table:table-cell>
          <table:table-cell office:value-type="string" table:style-name="ce10">
            <text:p>Thurs</text:p>
          </table:table-cell>
          <table:table-cell office:value-type="string" table:style-name="ce8">
            <text:p>8:30-15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Began revising documentation for encoding persons based on feedback from JT and CD; met with JJ to copy-edit documentation for preparing a selection of dramatic extracts; began writing document about conventions for diplomatic transcriptions based off of the editorial declaration for mayoral shows; changed my bio statement in PER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8">
          <table:table-cell office:value-type="date" office:date-value="2016-05-27T16:05:14" table:style-name="ce7">
            <text:p>2016-05-27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writing document about conventions for diplomatic transcriptions; added TAYL14 to list of student team members in team.xml; added BOPA1 and ROBE6 to list of alumni in team.xml; replaced years with job titles in the list of student team members; at the request of JJ, gave myself credit as dtm in all .xml files in SVN and eXist; edited table of contents in about.xml; added link to Museum of London video in LOND2.xml; added new item to list of links in media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">
          <table:table-cell office:value-type="date" office:date-value="2016-05-30T00:00:00" table:style-name="ce7">
            <text:p>2016-05-30</text:p>
          </table:table-cell>
          <table:table-cell office:value-type="string" table:style-name="ce8">
            <text:p>Mon</text:p>
          </table:table-cell>
          <table:table-cell office:value-type="string" table:style-name="ce10">
            <text:p>8:30-14:45, 16:00-16:15, &amp; 17:00-18:00</text:p>
          </table:table-cell>
          <table:table-cell office:value-type="float" office:value="7.5" table:style-name="ce8">
            <text:p>7.5</text:p>
          </table:table-cell>
          <table:table-cell office:value-type="string" table:style-name="ce9">
            <text:p>Met with JT and JJ re: new FAST code from Endings for timesheets.</text:p>
          </table:table-cell>
          <table:table-cell table:number-columns-repeated="2" table:style-name="ce9"/>
          <table:table-cell office:value-type="string" table:style-name="ce9">
            <text:p>Began encoding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">
          <table:table-cell office:value-type="date" office:date-value="2016-05-31T16:26:05" table:style-name="ce11">
            <text:p>2016-05-31</text:p>
          </table:table-cell>
          <table:table-cell office:value-type="string" table:style-name="ce12">
            <text:p>Tues</text:p>
          </table:table-cell>
          <table:table-cell office:value-type="string" table:style-name="ce12">
            <text:p>9:00-10:30 &amp; 11:00-17:0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Continued encoding WALL2.xml (and gave up due to concerns about the quality of the article); emailed KT re: concerns about WALL2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19">
          <table:table-cell office:value-type="date" office:date-value="2016-06-01T00:00:00" table:style-name="ce7">
            <text:p>2016-06-0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1:00 &amp;11:30-16:3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Met with MDH re: introduction to Graves Diary project</text:p>
          </table:table-cell>
          <table:table-cell table:style-name="ce9"/>
          <table:table-cell office:value-type="string" table:style-name="ce9">
            <text:p>Cleaned up Asana tasks; began fact-checking MAPS1.xml; began writing XSLT for alphabetizing GLOS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0">
          <table:table-cell office:value-type="date" office:date-value="2016-06-02T16:52:37" table:style-name="ce7">
            <text:p>2016-06-0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30-17:00</text:p>
          </table:table-cell>
          <table:table-cell office:value-type="float" office:value="6.5" table:style-name="ce8">
            <text:p>6.5</text:p>
          </table:table-cell>
          <table:table-cell table:style-name="ce9"/>
          <table:table-cell office:value-type="string" table:style-name="ce9">
            <text:p>Researched Robert Graves for Graves diary project.</text:p>
          </table:table-cell>
          <table:table-cell table:style-name="ce9"/>
          <table:table-cell office:value-type="string" table:style-name="ce9">
            <text:p>Continued writing XSLT for alphabetizing GLOSS1.xml; team meeting; updated worklo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1">
          <table:table-cell office:value-type="date" office:date-value="2016-06-03T00:00:00" table:style-name="ce7">
            <text:p>2016-06-03</text:p>
          </table:table-cell>
          <table:table-cell office:value-type="string" table:style-name="ce8">
            <text:p>Fri</text:p>
          </table:table-cell>
          <table:table-cell office:value-type="string" table:style-name="ce10">
            <text:p>9:00-17:0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Researched Robert Graves for Graves diary project read February 1935 entries in Graves diary project (to familiarize myself with names, places, etc.); worked on missing or broken refs in Graves.</text:p>
          </table:table-cell>
          <table:table-cell table:style-name="ce9"/>
          <table:table-cell office:value-type="string" table:style-name="ce9">
            <text:p>Finished writing XSLT for alphabetizing GLOS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2">
          <table:table-cell office:value-type="date" office:date-value="2016-06-06T00:00:00" table:style-name="ce7">
            <text:p>2016-06-0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0:30 &amp; 13:30-17:00</text:p>
          </table:table-cell>
          <table:table-cell office:value-type="float" office:value="5.5" table:style-name="ce8">
            <text:p>5.5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9">
            <text:p>Continued writing documentation on researching people; met with JT re: documentation for encoding dates and article about MoEML dates; met with JT re: XSLT for alphabetizing GLOS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3">
          <table:table-cell office:value-type="date" office:date-value="2016-06-07T00:00:00" table:style-name="ce7">
            <text:p>2016-06-0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9">
            <text:p>Added new contributors from EEBO-TCP to PERS1.xml; met with JJ re: revisions for diplomatic_transcriptions.xml and prepare_dramatic_extracts.xml; encoded links to diplomatic_transcriptions.xml and prepare_dramatic_extracts.xml in contribute.xml and praxi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3">
          <table:table-cell office:value-type="date" office:date-value="2016-06-08T00:00:00" table:style-name="ce7">
            <text:p>2016-06-0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30-12:30 &amp; 13:30-18:15</text:p>
          </table:table-cell>
          <table:table-cell office:value-type="float" office:value="7.75" table:style-name="ce8">
            <text:p>7.75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9">
            <text:p>Shared spreadsheet for dramatic extracts with mapoflondon@gmail.com and made mapoflondon the "owner"; created new spreadsheet specifically for dramatic extracts from Hyde Park; emailed Mark Houlahan re: his contribution of dramatic extracts from Hyde Park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4">
          <table:table-cell office:value-type="date" office:date-value="2016-06-09T00:00:00" table:style-name="ce7">
            <text:p>2016-06-0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13:00 &amp; 14:00-17:45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9">
            <text:p>Spoke with MDH on the phone about agas_instructions.xml; wrote new instructions for mapping toponyms in a library text (in agas_instructions.xml); encoded new link to agas_instructions.xml in map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6-10T00:00:00" table:style-name="ce7">
            <text:p>2016-06-10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15-13:00 &amp; 14:00-17:15</text:p>
          </table:table-cell>
          <table:table-cell office:value-type="float" office:value="7" table:style-name="ce8">
            <text:p>7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16">
            <text:p>Encoded link to agas_instructions.xml in the teaching.xml landing pag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6-11T00:00:00" table:style-name="ce7">
            <text:p>2016-06-1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8:40-9:55</text:p>
          </table:table-cell>
          <table:table-cell office:value-type="float" office:value="1.25" table:style-name="ce8">
            <text:p>1.25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number-columns-repeated="3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6-13T16:52:49" table:style-name="ce7">
            <text:p>2016-06-13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00-13:00, 13:30-17:00, 19:45-20:15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Worked on refs in Graves with an incorrect @type value.</text:p>
          </table:table-cell>
          <table:table-cell table:number-columns-repeated="3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6-14T17:01:58" table:style-name="ce7">
            <text:p>2016-06-1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45-12:00 &amp; 13:00-17:15</text:p>
          </table:table-cell>
          <table:table-cell office:value-type="float" office:value="6.5" table:style-name="ce8">
            <text:p>6.5</text:p>
          </table:table-cell>
          <table:table-cell table:style-name="ce9"/>
          <table:table-cell office:value-type="string" table:style-name="ce9">
            <text:p>Worked on refs in Graves with an incorrect @type value;</text:p>
          </table:table-cell>
          <table:table-cell table:style-name="ce9"/>
          <table:table-cell office:value-type="string" table:style-name="ce16">
            <text:p>Met with JT and MDH re: use of &lt;hi&gt; and &lt;foreign&gt; in stow_1598.xml; began writing email to MoEML team about my time off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2">
          <table:table-cell office:value-type="date" office:date-value="2016-06-15T16:39:05" table:style-name="ce17">
            <text:p>2016-06-15</text:p>
          </table:table-cell>
          <table:table-cell office:value-type="string" table:style-name="ce12">
            <text:p>Wed</text:p>
          </table:table-cell>
          <table:table-cell office:value-type="string" table:style-name="ce12">
            <text:p>9:30-17:00 &amp; 17:45-18:15</text:p>
          </table:table-cell>
          <table:table-cell office:value-type="float" office:value="8" table:style-name="ce12">
            <text:p>8</text:p>
          </table:table-cell>
          <table:table-cell office:value-type="string" table:style-name="ce13">
            <text:p>Transposed my MoEML work log for May 2016 and June 1-15 into this new Endings work log; met with JT and MDH re: setting up git repository.</text:p>
          </table:table-cell>
          <table:table-cell office:value-type="string" table:style-name="ce13">
            <text:p>Finished working on refs in Graves with an incorrect @type value; emailed EGW about progress in Graves.</text:p>
          </table:table-cell>
          <table:table-cell table:style-name="ce13"/>
          <table:table-cell office:value-type="string" table:style-name="ce13">
            <text:p>Emailed MoEML team about my work schedule for the end of June and July 2016; met with KT and JT re: workflow for PPP contributions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21">
          <table:table-cell office:value-type="date" office:date-value="2016-06-16T13:37:29" table:style-name="ce10">
            <text:p>2016-06-16</text:p>
          </table:table-cell>
          <table:table-cell office:value-type="string" table:style-name="ce10">
            <text:p>Thurs</text:p>
          </table:table-cell>
          <table:table-cell office:value-type="string" table:style-name="ce8">
            <text:p>9:00-17:0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Received email reply from EGW.</text:p>
          </table:table-cell>
          <table:table-cell table:style-name="ce9"/>
          <table:table-cell office:value-type="string" table:style-name="ce9">
            <text:p>Cleaned up and replied to Asana taks; added articles by Edward Bonahue to BIBL1.xml; added instructions for line breaks in prepare_dramatic_extracts.xml; corrected errors in diplomatic_transcriptions.xml; <text:s/>began encoding BEAR1.xml; met with JJ and KT re: DiD gran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6-17T08:30:45" table:style-name="ce10">
            <text:p>2016-06-17</text:p>
          </table:table-cell>
          <table:table-cell office:value-type="string" table:style-name="ce8">
            <text:p>Fri</text:p>
          </table:table-cell>
          <table:table-cell office:value-type="string" table:style-name="ce10">
            <text:p>8:00-10:00 &amp; 10:30-15:00</text:p>
          </table:table-cell>
          <table:table-cell office:value-type="float" office:value="6.5" table:style-name="ce8">
            <text:p>6.5</text:p>
          </table:table-cell>
          <table:table-cell office:value-type="string" table:style-name="ce9">
            <text:p>Helped JJ give MC a tour of the Agas map.</text:p>
          </table:table-cell>
          <table:table-cell office:value-type="string" table:style-name="ce9">
            <text:p>Replied to EGW's email.</text:p>
          </table:table-cell>
          <table:table-cell table:style-name="ce9"/>
          <table:table-cell office:value-type="string" table:style-name="ce9">
            <text:p>Continued encoding BEAR1.xml; reviewed recent emails related to the MoEML static build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">
          <table:table-cell office:value-type="date" office:date-value="2016-06-18T00:00:00" table:style-name="ce7">
            <text:p>2016-06-18</text:p>
          </table:table-cell>
          <table:table-cell office:value-type="string" table:style-name="ce8">
            <text:p>Sat</text:p>
          </table:table-cell>
          <table:table-cell office:value-type="string" table:style-name="ce18">
            <text:p>11:30-12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Began adding index terms to encode_persons.xml; continued encoding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">
          <table:table-cell office:value-type="date" office:date-value="2016-06-20T00:00:00" table:style-name="ce7">
            <text:p>2016-06-20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14:00 &amp; 14:30-18:15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adding index terms to encode_persons.xml; began writing documentation on researching people; continued encoding BEAR1.xml.</text:p>
          </table:table-cell>
          <table:table-cell table:style-name="ce19"/>
          <table:table-cell table:number-columns-repeated="16375" table:style-name="ce6"/>
        </table:table-row>
        <table:table-row table:style-name="ro26">
          <table:table-cell office:value-type="date" office:date-value="2016-06-21T00:00:00" table:style-name="ce7">
            <text:p>2016-06-21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45-9:45, 9:55-14:10, &amp; 21:45-22:30</text:p>
          </table:table-cell>
          <table:table-cell office:value-type="float" office:value="6" table:style-name="ce8">
            <text:p>6</text:p>
          </table:table-cell>
          <table:table-cell table:number-columns-repeated="3" table:style-name="ce9"/>
          <table:table-cell office:value-type="string" table:style-name="ce9">
            <text:p>Continued encoding BEAR1.xml.</text:p>
          </table:table-cell>
          <table:table-cell table:style-name="ce19"/>
          <table:table-cell table:number-columns-repeated="16375" table:style-name="ce6"/>
        </table:table-row>
        <table:table-row table:style-name="ro27">
          <table:table-cell office:value-type="date" office:date-value="2016-06-22T00:00:00" table:style-name="ce7">
            <text:p>2016-06-22</text:p>
          </table:table-cell>
          <table:table-cell office:value-type="string" table:style-name="ce10">
            <text:p>Wed</text:p>
          </table:table-cell>
          <table:table-cell office:value-type="string" table:style-name="ce8">
            <text:p>8:30-9:30, 10:00-11:00, 12:30-13:30, 14:00-15:00, 18:15-19:15, 20:30-23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encoding BEAR1.xml.</text:p>
          </table:table-cell>
          <table:table-cell table:style-name="ce19"/>
          <table:table-cell table:number-columns-repeated="16375" table:style-name="ce20"/>
        </table:table-row>
        <table:table-row table:style-name="ro28">
          <table:table-cell office:value-type="date" office:date-value="2016-06-23T00:00:00" table:style-name="ce7">
            <text:p>2016-06-2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7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Emailed Colleen McClintock (MoEML contributor) a copy of the PERS Spreadhseet; continued encoding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8">
          <table:table-cell office:value-type="date" office:date-value="2016-07-25T00:00:00" table:style-name="ce7">
            <text:p>2016-07-25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7:15-12:45 &amp; 12:55-13:55</text:p>
          </table:table-cell>
          <table:table-cell office:value-type="float" office:value="6.5" table:style-name="ce8">
            <text:p>6.5</text:p>
          </table:table-cell>
          <table:table-cell table:number-columns-repeated="3" table:style-name="ce9"/>
          <table:table-cell office:value-type="string" table:style-name="ce9">
            <text:p>Began fact check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6-27T00:00:00" table:style-name="ce10">
            <text:p>2016-06-27</text:p>
          </table:table-cell>
          <table:table-cell office:value-type="string" table:style-name="ce6">
            <text:p>Mon</text:p>
          </table:table-cell>
          <table:table-cell office:value-type="string" table:style-name="ce8">
            <text:p>10:10-10:55, 15:30-19:00, 21:15-23:30</text:p>
          </table:table-cell>
          <table:table-cell office:value-type="float" office:value="6.5" table:style-name="ce8">
            <text:p>6.5</text:p>
          </table:table-cell>
          <table:table-cell table:number-columns-repeated="3" table:style-name="ce9"/>
          <table:table-cell office:value-type="string" table:style-name="ce9">
            <text:p>Continued encoding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6-28T00:00:00" table:style-name="ce10">
            <text:p>2016-06-28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7:50-10:15, 11:30-11:45, 12:25-12:40, 13:00-14:45, 16:50-18:35, 21:00-22:0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encoding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9">
          <table:table-cell office:value-type="date" office:date-value="2016-06-29T16:41:56" table:style-name="ce10">
            <text:p>2016-06-29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Met with JT re: issue with ordinals in ids.xml; finished encoding BEAR1.xml; worked on resolving errors in BEAR1.xml, BIBL1.xml, and PERS1.xml that were “breaking the build;” attended to diagnostics issues that I was responsible for; searched Folger LUNA database for images for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9">
          <table:table-cell office:value-type="date" office:date-value="2016-06-30T00:00:00" table:style-name="ce17">
            <text:p>2016-06-30</text:p>
          </table:table-cell>
          <table:table-cell office:value-type="string" table:style-name="ce12">
            <text:p>Thurs</text:p>
          </table:table-cell>
          <table:table-cell office:value-type="string" table:style-name="ce12">
            <text:p>9:15-10:15, 10:45-12:00, 12:15-16:30, 17:20-18:20, 23:30-0:00</text:p>
          </table:table-cell>
          <table:table-cell office:value-type="float" office:value="8" table:style-name="ce12">
            <text:p>8</text:p>
          </table:table-cell>
          <table:table-cell table:style-name="ce13"/>
          <table:table-cell office:value-type="float" office:value="6.56" table:formula="of:=SUM([.D26:.D49])/25" table:style-name="ce13">
            <text:p>6.56</text:p>
          </table:table-cell>
          <table:table-cell table:style-name="ce13"/>
          <table:table-cell office:value-type="string" table:style-name="ce13">
            <text:p>Continued writing documentation for researching people in encode_persons.xml; continued fact-check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6">
          <table:table-cell office:value-type="date" office:date-value="2016-07-01T00:00:00" table:style-name="ce10">
            <text:p>2016-07-0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STAT</text:p>
          </table:table-cell>
          <table:table-cell office:value-type="float" office:value="7.5" table:style-name="ce8">
            <text:p>7.5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0">
          <table:table-cell office:value-type="date" office:date-value="2016-07-04T17:01:44" table:style-name="ce10">
            <text:p>2016-07-0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0:30 &amp; 11:0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fact-checking and copy-editing MAPS1.xml; met with JJ re: back logged emails and MAPS1.xml workflow; searched for and prepared images for BEAR1.xml; met with JJ and JT to set up MoEML role-based email accoun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0">
          <table:table-cell office:value-type="date" office:date-value="2016-07-05T00:00:00" table:style-name="ce10">
            <text:p>2016-07-05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1:00 &amp; 11:30-17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encoding BEAR1.xml; prepared images (including descriptions) in BEAR1.xml; created new Swan Alley location file, SWAN10.xml; encoded reference to SWAN10.xml in NEWA1.xml and stow_1598.xml; began writing short stub entry in STMI4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7-06T00:00:00" table:style-name="ce10">
            <text:p>2016-07-06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00 &amp; 11:00-17:0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Finished encoding BEAR1.xml; continued preparing images (including descriptions) in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7-07T00:00:00" table:style-name="ce10">
            <text:p>2016-07-07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6:00-20:00</text:p>
          </table:table-cell>
          <table:table-cell office:value-type="float" office:value="4" table:style-name="ce8">
            <text:p>4</text:p>
          </table:table-cell>
          <table:table-cell table:number-columns-repeated="3" table:style-name="ce9"/>
          <table:table-cell office:value-type="string" table:style-name="ce9">
            <text:p>Continued writing and encoding documentation in encode_person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7-11T00:00:00" table:style-name="ce10">
            <text:p>2016-07-11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riting and encoding documentation in encode_person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1">
          <table:table-cell office:value-type="date" office:date-value="2016-07-14T00:00:00" table:style-name="ce17">
            <text:p>2016-07-14</text:p>
          </table:table-cell>
          <table:table-cell office:value-type="string" table:style-name="ce17">
            <text:p>Thurs</text:p>
          </table:table-cell>
          <table:table-cell office:value-type="string" table:style-name="ce12">
            <text:p>12:00-16:00</text:p>
          </table:table-cell>
          <table:table-cell office:value-type="float" office:value="4" table:style-name="ce12">
            <text:p>4</text:p>
          </table:table-cell>
          <table:table-cell table:number-columns-repeated="3" table:style-name="ce13"/>
          <table:table-cell office:value-type="string" table:style-name="ce13">
            <text:p>Continued writing and encoding documentation in encode_persons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31">
          <table:table-cell office:value-type="date" office:date-value="2016-07-21T00:00:00" table:style-name="ce10">
            <text:p>2016-07-21</text:p>
          </table:table-cell>
          <table:table-cell office:value-type="string" table:style-name="ce10">
            <text:p>Thurs</text:p>
          </table:table-cell>
          <table:table-cell office:value-type="string" table:style-name="ce8">
            <text:p>8:00-10:45 &amp; 14:50-19:05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Continued vetting and copy-editing MAPS1.xml (again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2">
          <table:table-cell office:value-type="date" office:date-value="2016-07-22T00:00:00" table:style-name="ce10">
            <text:p>2016-07-2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00-12:00 &amp; 12:30-16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Finished preparing images in BEAR1.xml; sent BEAR1.xml to KT and JJ for final proofing; made revisions to BEAR1.xml as suggested by KT; reviewed and responded to backlogged MoEML emails; met with MDH and JT re: “extreme” and “normalized” renderings of stow_1598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7-23T00:00:00" table:style-name="ce10">
            <text:p>2016-07-23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8:00-11:00 &amp; 12:00-13:00</text:p>
          </table:table-cell>
          <table:table-cell office:value-type="float" office:value="4" table:style-name="ce8">
            <text:p>4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3">
          <table:table-cell office:value-type="date" office:date-value="2016-07-25T16:17:29" table:style-name="ce10">
            <text:p>2016-07-25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5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Updated work log; fixed validation errors in encode_persons.xml; met with KT re: revisions to BEAR1.xml; made requested revisions to BEAR1.xml; published BEAR1.xml; met with JJ and KT re: adding Stow advisory board members to PERS1.xml and team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4">
          <table:table-cell office:value-type="date" office:date-value="2016-07-26T14:26:49" table:style-name="ce10">
            <text:p>2016-07-2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4:30</text:p>
          </table:table-cell>
          <table:table-cell office:value-type="float" office:value="6" table:style-name="ce8">
            <text:p>6</text:p>
          </table:table-cell>
          <table:table-cell table:number-columns-repeated="3" table:style-name="ce9"/>
          <table:table-cell office:value-type="string" table:style-name="ce9">
            <text:p>Met with MDH and JT re: validation errors; tried to fix failed build (ended up not being an issue I could solve); added Stow advisory board members (and Julia Merritt) to PERS1.xml and team.xml; edited and encoded bio statement for ARCH2; uploaded photo of ARCH2 (also made B&amp;W, cropped); emailed ARCH9 copy of photo and encoded bio statement; emailed KT re: consulting work for fall; reviewed outstanding Asana task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5">
          <table:table-cell office:value-type="date" office:date-value="2016-07-27T16:55:16" table:style-name="ce10">
            <text:p>2016-07-27</text:p>
          </table:table-cell>
          <table:table-cell office:value-type="string" table:style-name="ce8">
            <text:p>Wed</text:p>
          </table:table-cell>
          <table:table-cell office:value-type="string" table:style-name="ce10">
            <text:p>9:0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Met with JJ re: vision for team page; helped JJ write FB post re: 10,000<text:span text:style-name="T2">th</text:span><text:s/>revision; added Shannon Kelley as first author in BEAR1,xml; updated worklog and submitted timesheet; continued proofing MAPS1.xml; helped JJ clean out the MoEML offic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7-28T00:00:00" table:style-name="ce10">
            <text:p>2016-07-2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0:30 &amp; 11:00-14:00 &amp; 14:30-16:45</text:p>
          </table:table-cell>
          <table:table-cell office:value-type="float" office:value="7" table:style-name="ce8">
            <text:p>7</text:p>
          </table:table-cell>
          <table:table-cell table:style-name="ce9"/>
          <table:table-cell office:value-type="string" table:style-name="ce9">
            <text:p>Met with JT re: RG vs. RG1 in references.xml</text:p>
          </table:table-cell>
          <table:table-cell table:style-name="ce9"/>
          <table:table-cell office:value-type="string" table:style-name="ce9">
            <text:p>Continued vetting and copy-editing MAPS1.xml; met with MDH re: issue with &lt;supplied&gt; tags with &lt;notes&gt; in &lt;date&gt;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7-29T16:43:36" table:style-name="ce10">
            <text:p>2016-07-29</text:p>
          </table:table-cell>
          <table:table-cell office:value-type="string" table:style-name="ce8">
            <text:p>Fri</text:p>
          </table:table-cell>
          <table:table-cell office:value-type="string" table:style-name="ce21">
            <text:p>9:15-13:00 &amp; 13:15-16:30</text:p>
          </table:table-cell>
          <table:table-cell office:value-type="float" office:value="7" table:style-name="ce6">
            <text:p>7</text:p>
          </table:table-cell>
          <table:table-cell table:style-name="ce9"/>
          <table:table-cell office:value-type="string" table:style-name="ce9">
            <text:p>Met with JT re: his improvements to rendering in Graves project.</text:p>
          </table:table-cell>
          <table:table-cell table:style-name="ce9"/>
          <table:table-cell office:value-type="string" table:style-name="ce9">
            <text:p>Continued vetting and copy-editing MAPS1.xml; met with JJ briefly about how to handle early print surrogates in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8-31T00:00:00" table:style-name="ce17">
            <text:p>2016-08-31</text:p>
          </table:table-cell>
          <table:table-cell office:value-type="string" table:style-name="ce12">
            <text:p>Sun</text:p>
          </table:table-cell>
          <table:table-cell office:value-type="string" table:style-name="ce22">
            <text:p>8:00-12:00</text:p>
          </table:table-cell>
          <table:table-cell office:value-type="float" office:value="4" table:style-name="ce12">
            <text:p>4</text:p>
          </table:table-cell>
          <table:table-cell table:number-columns-repeated="3" table:style-name="ce13"/>
          <table:table-cell office:value-type="string" table:style-name="ce13">
            <text:p>Continued vett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6">
          <table:table-cell office:value-type="string" table:style-name="ce10">
            <text:p>2016-08—01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STAT</text:p>
          </table:table-cell>
          <table:table-cell office:value-type="float" office:value="5.8666666666666663" table:formula="of:=SUM([.D51:.D65])/15" table:style-name="ce8">
            <text:p>5.866666667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7">
          <table:table-cell office:value-type="date" office:date-value="2016-08-02T00:00:00" table:style-name="ce10">
            <text:p>2016-08-02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45-14:45, 14:58-15:08, 15:30-15:40, 15:50-16:05, 16:40-17:20, &amp; 17:35-17:5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continued writing documentation for encoding personography entries for modern contributor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8">
          <table:table-cell office:value-type="date" office:date-value="2016-08-04T15:21:58" table:style-name="ce10">
            <text:p>2016-08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6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met with KT re: consultant duties in the fal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9">
          <table:table-cell office:value-type="date" office:date-value="2016-08-04T15:25:20" table:style-name="ce10">
            <text:p>2016-08-04</text:p>
          </table:table-cell>
          <table:table-cell office:value-type="string" table:style-name="ce8">
            <text:p>Thurs</text:p>
          </table:table-cell>
          <table:table-cell office:value-type="string" table:style-name="ce21">
            <text:p>8:45-16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0">
          <table:table-cell office:value-type="date" office:date-value="2016-08-08T09:09:23" table:style-name="ce10">
            <text:p>2016-08-08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2:00 &amp;12:30-16:30</text:p>
          </table:table-cell>
          <table:table-cell office:value-type="float" office:value="7.5" table:style-name="ce8">
            <text:p>7.5</text:p>
          </table:table-cell>
          <table:table-cell table:style-name="ce9"/>
          <table:table-cell office:value-type="string" table:style-name="ce9">
            <text:p>Met with JT re: his improvements to JavaScript and CSS in Graves.</text:p>
          </table:table-cell>
          <table:table-cell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0T11:33:03" table:style-name="ce10">
            <text:p>2016-08-10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4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helped JJ move ISE and MoEML office into HCMC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1">
          <table:table-cell office:value-type="date" office:date-value="2016-08-10T11:34:20" table:style-name="ce10">
            <text:p>2016-08-1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00-16:0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2">
          <table:table-cell office:value-type="date" office:date-value="2016-08-10T11:35:00" table:style-name="ce10">
            <text:p>2016-08-10</text:p>
          </table:table-cell>
          <table:table-cell office:value-type="string" table:style-name="ce8">
            <text:p>Wed</text:p>
          </table:table-cell>
          <table:table-cell office:value-type="string" table:style-name="ce21">
            <text:p>10:45-15:00 &amp; 15:15-17:00</text:p>
          </table:table-cell>
          <table:table-cell office:value-type="float" office:value="6" table:style-name="ce8">
            <text:p>6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2">
          <table:table-cell office:value-type="date" office:date-value="2016-08-11T16:28:33" table:style-name="ce10">
            <text:p>2016-08-11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13:00 &amp; 13:30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12T10:41:32" table:style-name="ce10">
            <text:p>2016-08-1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45-12:00 &amp; 12:30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Prepared and submitted timesheets for Jul 16-31 and Aug 1-15; 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3">
          <table:table-cell office:value-type="date" office:date-value="2016-08-15T00:00:00" table:style-name="ce17">
            <text:p>2016-08-15</text:p>
          </table:table-cell>
          <table:table-cell office:value-type="string" table:style-name="ce12">
            <text:p>Mon</text:p>
          </table:table-cell>
          <table:table-cell office:value-type="string" table:style-name="ce22">
            <text:p>09:00-16:3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Continued vett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6">
          <table:table-cell office:value-type="date" office:date-value="2016-08-16T00:00:00" table:style-name="ce10">
            <text:p>2016-08-1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7T16:19:49" table:style-name="ce10">
            <text:p>2016-08-17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vetting and copy-editing MAPS1.xml; copy-edited JJ's entry re: Mitacs in new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8T00:00:00" table:style-name="ce10">
            <text:p>2016-08-1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7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vetting and copy-editing MAPS1.xml; met with JJ re: Mitacs image guidelin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9T00:00:00" table:style-name="ce10">
            <text:p>2016-08-19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Last few revisions to MAPS1.xml content; began working on XSLT for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8-22T00:00:00" table:style-name="ce10">
            <text:p>2016-08-22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16:45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Met with JJ re: questions about MAPS1.xml; continued working on XSLT for MAPS1,xml; met with JT re: questions about XSL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4">
          <table:table-cell office:value-type="date" office:date-value="2016-08-23T16:00:14" table:style-name="ce10">
            <text:p>2016-08-2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Began going through Martin's list of unlinked binary documents; continued working on XSLT for MAPS1.xml; met with JJ re: questions about MAPS1.xml; met with JJ and JT re: what we can do with data from DEEP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3">
          <table:table-cell office:value-type="date" office:date-value="2016-08-24T17:13:07" table:style-name="ce10">
            <text:p>2016-08-2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3:30, 13:45-15:10, &amp; 16:20-17:15</text:p>
          </table:table-cell>
          <table:table-cell office:value-type="float" office:value="6.75" table:style-name="ce8">
            <text:p>6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6">
          <table:table-cell office:value-type="date" office:date-value="2016-08-25T00:00:00" table:style-name="ce10">
            <text:p>2016-08-2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2:00, 2:55-3:05,3:20-3:45, &amp; 4:00-6:1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Met with JT re: CSS design for Graves website.</text:p>
          </table:table-cell>
          <table:table-cell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5">
          <table:table-cell office:value-type="date" office:date-value="2016-08-26T00:00:00" table:style-name="ce10">
            <text:p>2016-08-2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12:45</text:p>
          </table:table-cell>
          <table:table-cell office:value-type="float" office:value="4.75" table:style-name="ce8">
            <text:p>4.75</text:p>
          </table:table-cell>
          <table:table-cell table:number-columns-repeated="3" table:style-name="ce9"/>
          <table:table-cell office:value-type="string" table:style-name="ce9">
            <text:p>Continued working on XSLT for MAPS1.xml database; worked on Millions of Words abstract with JJ; began adding maps from Strype to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29T00:00:00" table:style-name="ce10">
            <text:p>2016-08-2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15-16:45</text:p>
          </table:table-cell>
          <table:table-cell office:value-type="float" office:value="8.5" table:style-name="ce8">
            <text:p>8.5</text:p>
          </table:table-cell>
          <table:table-cell office:value-type="string" table:style-name="ce9">
            <text:p>Attended Ending meeting.</text:p>
          </table:table-cell>
          <table:table-cell table:number-columns-repeated="2" table:style-name="ce9"/>
          <table:table-cell office:value-type="string" table:style-name="ce9">
            <text:p>Continued adding maps from Strype to MAPS1.xml database; worked on Millions of Words with J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30T16:36:42" table:style-name="ce17">
            <text:p>2016-08-30</text:p>
          </table:table-cell>
          <table:table-cell office:value-type="string" table:style-name="ce12">
            <text:p>Tues</text:p>
          </table:table-cell>
          <table:table-cell office:value-type="string" table:style-name="ce12">
            <text:p>8:30-13:30 &amp; 13:45-16:45</text:p>
          </table:table-cell>
          <table:table-cell office:value-type="float" office:value="8" table:style-name="ce12">
            <text:p>8</text:p>
          </table:table-cell>
          <table:table-cell table:number-columns-repeated="3" table:style-name="ce13"/>
          <table:table-cell office:value-type="string" table:style-name="ce13">
            <text:p>Finished adding maps from Strype to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09-05T00:00:00" table:style-name="ce10">
            <text:p>2016-09-05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STAT</text:p>
          </table:table-cell>
          <table:table-cell office:value-type="float" office:value="7.5" table:style-name="ce8">
            <text:p>7.5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6">
          <table:table-cell office:value-type="date" office:date-value="2016-09-12T00:00:00" table:style-name="ce17">
            <text:p>2016-09-12</text:p>
          </table:table-cell>
          <table:table-cell office:value-type="string" table:style-name="ce12">
            <text:p>Mon</text:p>
          </table:table-cell>
          <table:table-cell office:value-type="string" table:style-name="ce12">
            <text:p>9:00-4:3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Designed template for MAPS1.xml database; 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09-16T00:00:00" table:style-name="ce24">
            <text:p>2016-09-1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10:45</text:p>
          </table:table-cell>
          <table:table-cell office:value-type="float" office:value="2.75" table:style-name="ce8">
            <text:p>2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0">
          <table:table-cell office:value-type="date" office:date-value="2016-09-17T00:00:00" table:style-name="ce24">
            <text:p>2016-09-17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00-12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Added KAET1 to team.xml; edited KAET1 entry in PERS1.xml; changed photo for LAND2 in team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19T00:00:00" table:style-name="ce24">
            <text:p>2016-09-1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0T00:00:00" table:style-name="ce24">
            <text:p>2016-09-2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1T00:00:00" table:style-name="ce24">
            <text:p>2016-09-2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2T00:00:00" table:style-name="ce24">
            <text:p>2016-09-2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15-9:00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3T00:00:00" table:style-name="ce24">
            <text:p>2016-09-23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9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7">
          <table:table-cell office:value-type="date" office:date-value="2016-09-26T00:00:00" table:style-name="ce24">
            <text:p>2016-09-2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n/a</text:p>
          </table:table-cell>
          <table:table-cell office:value-type="float" office:value="1.8" table:style-name="ce8">
            <text:p>1.8</text:p>
          </table:table-cell>
          <table:table-cell office:value-type="string" table:style-name="ce9">
            <text:p>Extra hours logged here to correct error on previous spreadsheet (approved by JJ and KT).</text:p>
          </table:table-cell>
          <table:table-cell table:number-columns-repeated="4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8T00:00:00" table:style-name="ce24">
            <text:p>2016-09-2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00-9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7">
          <table:table-cell office:value-type="date" office:date-value="2016-09-29T00:00:00" table:style-name="ce24">
            <text:p>2016-09-2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00-9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Submited timesheet to MDH; 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8">
          <table:table-cell office:value-type="date" office:date-value="2016-09-30T00:00:00" table:style-name="ce26">
            <text:p>2016-09-30</text:p>
          </table:table-cell>
          <table:table-cell office:value-type="string" table:style-name="ce25">
            <text:p>Fri</text:p>
          </table:table-cell>
          <table:table-cell office:value-type="string" table:style-name="ce25">
            <text:p>8:30-10:00</text:p>
          </table:table-cell>
          <table:table-cell office:value-type="float" office:value="1.5" table:style-name="ce25">
            <text:p>1.5</text:p>
          </table:table-cell>
          <table:table-cell table:number-columns-repeated="3" table:style-name="ce27"/>
          <table:table-cell office:value-type="string" table:style-name="ce27">
            <text:p>Updated Endings worklog; continued working on XSLT for MAPS1.xml database.</text:p>
          </table:table-cell>
          <table:table-cell table:style-name="ce27"/>
          <table:table-cell table:number-columns-repeated="1014" table:style-name="ce25"/>
          <table:table-cell table:style-name="ce28"/>
          <table:table-cell table:number-columns-repeated="15360" table:style-name="ce29"/>
        </table:table-row>
        <table:table-row table:number-rows-repeated="12" table:style-name="ro6">
          <table:table-cell table:number-columns-repeated="4" table:style-name="ce8"/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number-rows-repeated="5" table:style-name="ro6">
          <table:table-cell table:number-columns-repeated="16384"/>
        </table:table-row>
        <table:table-row table:number-rows-repeated="1048459" table:style-name="ro4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year number:style="long"/>
      <number:text>-</number:text>
      <number:month number:style="long"/>
      <number:text>-</number:text>
      <number:day number:style="long"/>
    </number:date-style>
    <number:date-style style:name="N36">
      <number:year number:style="long"/>
      <number:text>-</number:text>
      <number:month number:style="long"/>
      <number:text>-</number:text>
      <number:day number:style="long"/>
    </number:date-style>
    <number:time-style style:name="N37">
      <number:hours/>
      <number:text>:</number:text>
      <number:minutes number:style="long"/>
    </number:time-style>
    <number:time-style style:name="N38" number:truncate-on-overflow="false">
      <number:hours number:style="long"/>
      <number:text>:</number:text>
      <number:minutes number:style="long"/>
      <number:text>:</number:text>
      <number:seconds number:style="long"/>
    </number:time-style>
    <number:currency-style style:name="N39P0" number:language="en" number:country="CA">
      <number:currency-symbol number:language="en" number:country="CA">$</number:currency-symbol>
      <number:number number:decimal-places="2" number:min-integer-digits="1" number:grouping="true"/>
    </number:currency-style>
    <number:currency-style style:name="N39" number:language="en" number:country="CA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39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Tye Landels</dc:creator>
    <meta:creation-date>2016-05-18T12:21:57Z</meta:creation-date>
    <dc:date>2016-10-01T14:19:42Z</dc:date>
    <meta:editing-cycles>69</meta:editing-cycles>
    <meta:editing-duration>PT112006S</meta:editing-duration>
  </office:meta>
</office:document-meta>
</file>